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ans-serif"/>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8117e" officeooo:paragraph-rsid="0008117e" style:text-blinking="false" fo:background-color="transparent"/>
    </style:style>
    <style:style style:name="P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93a8a" officeooo:paragraph-rsid="00093a8a" style:text-blinking="false" fo:background-color="transparent"/>
    </style:style>
    <style:style style:name="P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5" style:family="paragraph" style:parent-style-name="Text_20_body">
      <style:paragraph-properties fo:margin-top="0cm" fo:margin-bottom="0cm" style:contextual-spacing="false" fo:line-height="138%" style:writing-mode="lr-tb"/>
      <style:text-properties fo:font-variant="normal" fo:text-transform="none" fo:color="#ff0000" loext:opacity="1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cm" fo:margin-bottom="0cm" style:contextual-spacing="false" fo:line-height="138%" style:writing-mode="lr-tb"/>
      <style:text-properties fo:font-variant="normal" fo:text-transform="none" fo:color="#81d41a" loext:opacity="100%" style:text-line-through-style="none" style:text-line-through-type="none" style:font-name="Arial" fo:font-size="11pt" fo:font-style="normal" style:text-underline-style="none" fo:font-weight="normal" officeooo:rsid="0009ae46" officeooo:paragraph-rsid="0009ae46" style:text-blinking="false" fo:background-color="transparent"/>
    </style:style>
    <style:style style:name="P7" style:family="paragraph" style:parent-style-name="Text_20_body">
      <style:text-properties fo:font-weight="normal"/>
    </style:style>
    <style:style style:name="P8" style:family="paragraph" style:parent-style-name="Text_20_body">
      <style:paragraph-properties fo:margin-top="0cm" fo:margin-bottom="0cm" style:contextual-spacing="false" fo:line-height="138%" style:writing-mode="lr-tb"/>
      <style:text-properties fo:font-weight="normal"/>
    </style:style>
    <style:style style:name="P9" style:family="paragraph" style:parent-style-name="Text_20_body">
      <style:paragraph-properties fo:margin-top="0cm" fo:margin-bottom="0cm" style:contextual-spacing="false" fo:line-height="138%" style:writing-mode="lr-tb"/>
      <style:text-properties fo:font-weight="normal" officeooo:rsid="0008117e" officeooo:paragraph-rsid="0008117e"/>
    </style:style>
    <style:style style:name="P10" style:family="paragraph" style:parent-style-name="Text_20_body">
      <style:paragraph-properties fo:margin-top="0cm" fo:margin-bottom="0cm" style:contextual-spacing="false" fo:line-height="138%" style:writing-mode="lr-tb"/>
      <style:text-properties fo:font-weight="normal" officeooo:rsid="00093a8a" officeooo:paragraph-rsid="00093a8a"/>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officeooo:rsid="00093a8a"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italic" style:text-underline-style="none"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6" style:family="text">
      <style:text-properties fo:font-style="italic" style:font-style-asian="italic" style:font-style-complex="italic"/>
    </style:style>
    <style:style style:name="T7" style:family="text">
      <style:text-properties fo:font-weight="normal"/>
    </style:style>
    <style:style style:name="T8" style:family="text">
      <style:text-properties officeooo:rsid="0008117e"/>
    </style:style>
    <style:style style:name="T9" style:family="text">
      <style:text-properties officeooo:rsid="00093a8a"/>
    </style:style>
    <style:style style:name="T10" style:family="text">
      <style:text-properties officeooo:rsid="0009ae46"/>
    </style:style>
    <style:style style:name="T11" style:family="text">
      <style:text-properties fo:color="#81d41a" loext:opacity="100%" officeooo:rsid="0009ae46"/>
    </style:style>
    <style:style style:name="T12" style:family="text">
      <style:text-properties officeooo:rsid="000a9c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3d67330e-7fff-f045-ec28-cd24524a8ec3"/><text:tab/>J’ai décidé de créer une application permettant à tout à chacun de pouvoir librement enregistrer et gérer sa bibliothèque personnelle en stockant en ligne tous les ouvrages qui leur appartiennent.</text:p>
      <text:p text:style-name="P3"><text:tab/>En effet, enregistrer sa bibliothèque physique sur une plateforme en ligne et accessible via un simple navigateur permettrai à tout à chacun de pouvoir s’y retrouver et de lister facilement ce qu’il a en sa possession. <text:span text:style-name="T11">Pourquoi en plus ne pas essayer de penser à un système de classement en ligne qui ferrait référence au lieu de rangement du livre. Par exemple</text:span></text:p>
      <text:p text:style-name="P6">« le cercle des poètes disparus », étagère droite du salon rangée 2 à partir du haut et 6 eme place depuis la gauche.</text:p>
      <text:p text:style-name="P6">« le vétéran » chambre parentale, armoire de droite, tiroir du haut.</text:p>
      <text:p text:style-name="P6"><text:tab/>Ce genre de classement devra être vraiment bien réfléchi car il existe une multitude de logements avec des types d’intérieurs complètement différents. Comment faire ? Laisser les gens créer leurs propres références ou réfléchir à un moyen de cadrer les lieux de rangement pour éviter l ‘anarchie des entrées dans la base de données . La deuxième solution me semble la plus appropriée, mais il faudra penser à ne rien oublier, le meilleur moyen étant encore de <text:span text:style-name="T12">le faire pour soi même pour en avoir une idée .</text:span></text:p>
      <text:p text:style-name="P3"><text:tab/>De plus, r<text:span text:style-name="T10">ien</text:span> de plus simple pour montrer à ses amis le contenu de <text:span text:style-name="T10">ses œuvres littéraires.</text:span></text:p>
      <text:p text:style-name="P1"><text:tab/>Cette application permettra également, si la personne le souhaite, de partager <text:span text:style-name="T10">en ligne</text:span> publiquement les ouvrages lui appartenant qu’il aura choisi de partager. Ainsi le public de passage sur l’application pourra avoir une idée des collections des autres lecteurs.</text:p>
      <text:p text:style-name="P3"><text:tab/>Pourquoi ne pas pré développer une partie qui permettra lors d’une évolution de l’application qui permettra de s’ échanger des ouvrages via le courrier postal. A réfléchir.</text:p>
      <text:p text:style-name="Text_20_body"/>
      <text:p text:style-name="P4">Technologies utilisées:</text:p>
      <text:p text:style-name="P8"><text:span text:style-name="T1">-</text:span><text:span text:style-name="T4">un compte mongoDB</text:span><text:span text:style-name="T5"> </text:span><text:span text:style-name="T1">en ligne pour le stockage des données en créant 1 base de données “bibliofun” </text:span><text:span text:style-name="T2">et </text:span><text:span text:style-name="T1">2 collections:</text:span></text:p>
      <text:p text:style-name="P1">Collection utilisateurs (users)</text:p>
      <text:p text:style-name="P1">Collection livres (books)</text:p>
      <text:p text:style-name="P8"><text:span text:style-name="T1">-</text:span><text:span text:style-name="T4">Le BACK-END</text:span><text:span text:style-name="T5"> </text:span><text:span text:style-name="T1">Une API express codée en javascript contenant le serveur, la connexion a la base de données et toutes les routes CRUD utilisées par le front.</text:span></text:p>
      <text:p text:style-name="P1">-<text:span text:style-name="T6">Le FRONT-END</text:span> codé avec ReactJS permettant la création des différentes pages avec les interfaces utilisateurs (formulaires ou modales) permettant le log-in, le log-out, et l’enregistrement de ses livres en BDD.</text:p>
      <text:p text:style-name="P8"><text:span text:style-name="T1">-</text:span><text:span text:style-name="T4">Le style </text:span><text:span text:style-name="T1">Le style de l’application sera géré via BOOTSTRAP pour permettre une mise en page plus rapide et plus simple via tous les composants de Bootstrap pré codés. Le but étant de prendre le modèle le plus proche de ce que l’on veut réaliser et de l’adapter.</text:span></text:p>
      <text:p text:style-name="P10"><text:span text:style-name="T1">Bootstrap sera installé via le npm <text:s/>dans la partie « front » et ne seront installés que les modules nécessaires . Se référer à la documentation de bootstrapReact pour importer les modules.</text:span></text:p>
      <text:p text:style-name="Text_20_body"/>
      <text:p text:style-name="P4">Matériel utilisé:</text:p>
      <text:p text:style-name="P1">Macbook air de 2014 13” et écran supplémentaire 17” 16/9</text:p>
      <text:p text:style-name="Text_20_body"><text:soft-page-break/></text:p>
      <text:p text:style-name="P4">Aides pour la réalisation de cette application:</text:p>
      <text:p text:style-name="P1">Le site STUDI avec les lives très bien faits et accessibles à toute heure</text:p>
      <text:p text:style-name="P1">Les sites comme Openclassroom et beguinReact qui m’ont permis d’approfondir les nuances et les subtilités du code.</text:p>
      <text:p text:style-name="P1">le site DrawIO pour le maquettage de l’application en mode prise de notes</text:p>
      <text:p text:style-name="P1">Le site Figma pour le maquettage de l’application finalisée</text:p>
      <text:p text:style-name="P1">Toutes les documentations de technos utilisées comme React, Node, Express, MongoDB, Bootstrap, Javascript, css3 et Html5.</text:p>
      <text:p text:style-name="P3">L’application « Postman » qui permet de simuler un « front » le temps de développer son API et de faire ses tess de fonctionnement</text:p>
      <text:p text:style-name="P1">Mon fils qui est ingénieur dev FullStack en React et react Native qui m’a bien aidé dans mon apprentissage.</text:p>
      <text:p text:style-name="Text_20_body"/>
      <text:p text:style-name="P4">Le site à l’utilisation:</text:p>
      <text:p text:style-name="P1">La personne qui arrive pour la première fois sur le site verra apparaître la page par défaut du site, à savoir:</text:p>
      <text:p text:style-name="P1">une page avec en image de fond un livre qui s’ouvre vu en tranche avec une barre de navigation haute permettant de naviguer dans les différents menus de l’application.Un footer commun à toutes les pages avec un lien qui renvoie vers le site de l’auteur de l’application.</text:p>
      <text:p text:style-name="P1">La barre de menu permet de naviguer vers:</text:p>
      <text:p text:style-name="P8"><text:span text:style-name="T3">Accueil</text:span><text:span text:style-name="T1">, qui renvoie vers la page principale</text:span></text:p>
      <text:p text:style-name="P8"><text:span text:style-name="T3">Qui suis-je</text:span><text:span text:style-name="T5"> </text:span><text:span text:style-name="T1">qui ouvre la page de présentation du site.</text:span></text:p>
      <text:p text:style-name="P9"><text:span text:style-name="T1">Explique à quoi sert le site et la philosophie d’une telle application.</text:span></text:p>
      <text:p text:style-name="P9"><text:span text:style-name="T1">Peut-être mettre des liens dans le texte sur certains mots clés, à voir.</text:span></text:p>
      <text:p text:style-name="P9"><text:span text:style-name="T1"/></text:p>
      <text:p text:style-name="P8"><text:span text:style-name="T3">Gérer</text:span><text:span text:style-name="T5"> </text:span><text:span text:style-name="T1">mes livres, menu dropdown qui permet d’enregistrer, modifier, supprimer ses livres</text:span></text:p>
      <text:p text:style-name="P1">=&gt; affiche la modale permettant la saisie des caractéristiques de chaque ouvrage ou</text:p>
      <text:p text:style-name="P1">=&gt; affiche la modale permettant de modifier les caractéristiques des ouvrages</text:p>
      <text:p text:style-name="P1">=&gt;Affiche la liste de tous mes livres sous forme de cartes</text:p>
      <text:p text:style-name="P1"/>
      <text:p text:style-name="P8"><text:span text:style-name="T3">Se connecter</text:span><text:span text:style-name="T5"> </text:span><text:span text:style-name="T1">permettant la connexion et la déconnexion dans l’application.</text:span></text:p>
      <text:p text:style-name="P1">=&gt; Affiche une modale permettant de renseigner son mail et son mot de passe pour se connecter et donner accès à la gestion de ses livres <text:span text:style-name="T8">dans le</text:span> menu</text:p>
      <text:p text:style-name="P1">=&gt;Une fois la connexion établie, affiche les derniers livres enregistrés par les utilisateurs ayant autorisés le partage</text:p>
      <text:p text:style-name="P8"><text:span text:style-name="T3">S’inscrire</text:span><text:span text:style-name="T5"> </text:span><text:span text:style-name="T1">qui permet l’inscription sur le site</text:span></text:p>
      <text:p text:style-name="P1">=&gt;Affiche une modale permettant son inscription dans l’application validant ainsi l’accès à la gestion des livres du menu  </text:p>
      <text:p text:style-name="P2">=&gt;Lors de l’inscription, il sera demandé l’adresse mail, le pseudo que l’utilisateur veut utiliser, un mot de passe de minimum 8 caractères avec au moins 1 majuscule, 1 chiffre et 1 caractère spécial</text:p>
      <text:p text:style-name="P2"><text:soft-page-break/>=&gt;Le mot de passe devra être hasché (crypté) et stocké comme tel dans la base de données.</text:p>
      <text:p text:style-name="P8"><text:span text:style-name="T3">Compte</text:span><text:span text:style-name="T5"> </text:span><text:span text:style-name="T1">qui permet de gérer son compte voire de le supprimer ou de demander un nouveau mot de passe en cas de perte.</text:span></text:p>
      <text:p text:style-name="Text_20_body"/>
      <text:p text:style-name="P4">Une fois l’utilisateur connecté:</text:p>
      <text:p text:style-name="P1">Une nouvelle page apparaît avec les cartes des derniers livres enregistrés et partagés par les utilisateurs</text:p>
      <text:p text:style-name="P1">Il est possible de faire défiler la page pour continuer de lister les derniers livres enregistrés</text:p>
      <text:p text:style-name="P1">Il est possible de liker les livres des autres utilisateurs <text:span text:style-name="T8">via une icône coeur qui changera de couleur lorsque le le like est activé</text:span>.</text:p>
      <text:p text:style-name="P1">L’accès à toutes les rubriques du menu devient total</text:p>
      <text:p text:style-name="Text_20_body"/>
      <text:p text:style-name="P4">Ajout d’un livre dans l’application:</text:p>
      <text:p text:style-name="P1">Aller dans le menu “gérer mes livres” et sélectionner “Ajouter un nouveau livre”.</text:p>
      <text:p text:style-name="P1">Une fenêtre modale s’ouvre,</text:p>
      <text:p text:style-name="P1">Vous pouvez ici entrer:</text:p>
      <text:p text:style-name="P1">-Le titre du livre</text:p>
      <text:p text:style-name="P1">-Le nom de l’auteur</text:p>
      <text:p text:style-name="P1">-Le prénom de l’auteur</text:p>
      <text:p text:style-name="P1">-Edition (liste des éditions déjà dans la base sinon ajouter)</text:p>
      <text:p text:style-name="P1">-Date de l’édition</text:p>
      <text:p text:style-name="P1">-Nombre de pages</text:p>
      <text:p text:style-name="P1">-Le N° SBE (laisser vide si inexistant)</text:p>
      <text:p text:style-name="P1">-Le genre (liste des genres déjà dans la base sinon ajouter)</text:p>
      <text:p text:style-name="P1">-Le format (liste des formats déjà dans la base sinon ajouter)</text:p>
      <text:p text:style-name="P1">-Case à cocher “partager” rend disponible la fiche du livre au public</text:p>
      <text:p text:style-name="P1">-Couverture (télécharger un fichier image limité en pixels et stocker le lien dans la base)</text:p>
      <text:p text:style-name="P1">-Pitch de l’histoire (limiter à 200 caractères)</text:p>
      <text:p text:style-name="Text_20_body"/>
      <text:p text:style-name="P4">Affichage de tous mes livres:</text:p>
      <text:p text:style-name="P1">Aller dans le menu “gérer mes livres” puis “afficher mes livres”</text:p>
      <text:p text:style-name="P1">La liste de mes livres apparaît sous forme de cartes</text:p>
      <text:p text:style-name="P5">Que se passe t’il lorsque je clique sur la carte d’un livre?</text:p>
      <text:p text:style-name="P1">Possible de faire une recherche via une fenêtre “recherche”</text:p>
      <text:p text:style-name="P7"><text:line-break/><text:line-break/><text:line-break/><text:line-break/></text:p>
      <text:p text:style-name="P4">Modification d’un livre dans l’application:</text:p>
      <text:p text:style-name="P1">Aller dans le menu “gérer mes livres” puis “modifier un de mes livres”</text:p>
      <text:p text:style-name="P1"><text:soft-page-break/>La liste de mes livres apparaît sous forme de cartes avec les pictogrammes ‘éditer, supprimer.</text:p>
      <text:p text:style-name="P1">Possible de faire une recherche via une fenêtre “recherche”</text:p>
      <text:p text:style-name="P1">=&gt;<text:span text:style-name="T9">E</text:span>diter</text:p>
      <text:p text:style-name="P1">-une modale s’affiche avec les information du livre à modifier</text:p>
      <text:p text:style-name="P1">-Cliquer sur le bouton “modifier” pour enregistrer la modification</text:p>
      <text:p text:style-name="P1">-Cliquer sur “annuler” pour ne rien modifier</text:p>
      <text:p text:style-name="P1">=&gt;supprimer</text:p>
      <text:p text:style-name="P1">-Une modale d’alerte va s’afficher pour demander de confirmer la suppression</text:p>
      <text:p text:style-name="P1">-Cliquer sur le bouton “supprimer” pour supprimer le livre</text:p>
      <text:p text:style-name="P1">-Cliquer sur le bouton “annuler” pour ne rien supprimer</text:p>
      <text:p text:style-name="Text_20_body"/>
      <text:p text:style-name="P4">Menu “Qui suis-je”</text:p>
      <text:p text:style-name="P1">Cette page accessible par tous dans le menu explique le fonctionnement et la philosophie de cette application</text:p>
      <text:p text:style-name="Text_20_body"/>
      <text:p text:style-name="P4">Menu “Compte”</text:p>
      <text:p text:style-name="P1">Affiche une modale qui permet:</text:p>
      <text:p text:style-name="P1">=&gt;supprimer son compte(supprime également toute les entrées (livres) de l’utilisateur dans la base de données</text:p>
      <text:p text:style-name="P1">=&gt;demander un nouveau mot de passe, initialise un nouveau mot de passe via l’envoi d’un mail de création d’un nouveau mot de passe.</text:p>
      <text:p text:style-name="Text_20_body"><text:span text:style-name="T7"><text:line-break/><text:line-break/><text:line-break/><text:line-break/><text:line-bre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ans-serif"/>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05T13:08:09.288823676</meta:creation-date>
    <dc:date>2024-05-05T13:40:53.225831283</dc:date>
    <meta:editing-duration>PT9M33S</meta:editing-duration>
    <meta:editing-cycles>2</meta:editing-cycles>
    <meta:generator>LibreOffice/7.2.1.2$MacOSX_X86_64 LibreOffice_project/87b77fad49947c1441b67c559c339af8f3517e22</meta:generator>
    <meta:document-statistic meta:table-count="0" meta:image-count="0" meta:object-count="0" meta:page-count="4" meta:paragraph-count="92" meta:word-count="1316" meta:character-count="7933" meta:non-whitespace-character-count="6689"/>
  </office:meta>
</office:document-meta>
</file>